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3" style:parent-style-name="DefaultParagraphFont" style:family="text">
      <style:text-properties fo:language="en" fo:country="US"/>
    </style:style>
    <style:style style:name="T4" style:parent-style-name="DefaultParagraphFont" style:family="text">
      <style:text-properties fo:language="en" fo:country="US"/>
    </style:style>
    <style:style style:name="T5" style:parent-style-name="DefaultParagraphFont" style:family="text">
      <style:text-properties fo:language="en" fo:country="US"/>
    </style:style>
    <style:style style:name="T6" style:parent-style-name="DefaultParagraphFont" style:family="text">
      <style:text-properties fo:language="en" fo:country="US"/>
    </style:style>
    <style:style style:name="T7" style:parent-style-name="DefaultParagraphFont" style:family="text">
      <style:text-properties fo:language="en" fo:country="US"/>
    </style:style>
    <style:style style:name="T8" style:parent-style-name="DefaultParagraphFon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9" style:parent-style-name="DefaultParagraphFon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10" style:parent-style-name="DefaultParagraphFon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11" style:parent-style-name="DefaultParagraphFont" style:family="text">
      <style:text-properties fo:language="en" fo:country="US"/>
    </style:style>
    <style:style style:name="T12" style:parent-style-name="DefaultParagraphFont" style:family="text">
      <style:text-properties fo:language="en" fo:country="US"/>
    </style:style>
    <style:style style:name="T13" style:parent-style-name="DefaultParagraphFont" style:family="text">
      <style:text-properties fo:language="en" fo:country="US"/>
    </style:style>
    <style:style style:name="T14" style:parent-style-name="DefaultParagraphFont" style:family="text">
      <style:text-properties fo:language="en" fo:country="US"/>
    </style:style>
    <style:style style:name="T15" style:parent-style-name="DefaultParagraphFont" style:family="text">
      <style:text-properties fo:language="en" fo:country="US"/>
    </style:style>
    <style:style style:name="T16" style:parent-style-name="DefaultParagraphFont" style:family="text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T18" style:parent-style-name="DefaultParagraphFon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19" style:parent-style-name="DefaultParagraphFon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20" style:parent-style-name="DefaultParagraphFon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21" style:parent-style-name="DefaultParagraphFont" style:family="text">
      <style:text-properties fo:language="en" fo:country="US"/>
    </style:style>
    <style:style style:name="T22" style:parent-style-name="DefaultParagraphFont" style:family="text">
      <style:text-properties fo:language="en" fo:country="US"/>
    </style:style>
    <style:style style:name="T23" style:parent-style-name="DefaultParagraphFont" style:family="text">
      <style:text-properties fo:language="en" fo:country="US"/>
    </style:style>
    <style:style style:name="T24" style:parent-style-name="DefaultParagraphFont" style:family="text">
      <style:text-properties fo:language="en" fo:country="US"/>
    </style:style>
    <style:style style:name="T25" style:parent-style-name="DefaultParagraphFont" style:family="text">
      <style:text-properties fo:language="en" fo:country="US"/>
    </style:style>
    <style:style style:name="T26" style:parent-style-name="DefaultParagraphFont" style:family="text">
      <style:text-properties fo:language="en" fo:country="US"/>
    </style:style>
    <style:style style:name="T27" style:parent-style-name="DefaultParagraphFont" style:family="text">
      <style:text-properties fo:language="en" fo:country="US"/>
    </style:style>
    <style:style style:name="T28" style:parent-style-name="DefaultParagraphFont" style:family="text">
      <style:text-properties fo:language="en" fo:country="US"/>
    </style:style>
    <style:style style:name="T29" style:parent-style-name="DefaultParagraphFont" style:family="text">
      <style:text-properties fo:language="en" fo:country="US"/>
    </style:style>
    <style:style style:name="T30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><text:span text:style-name="T2">Use Case: Load from file</text:span><text:span text:style-name="T3"><text:line-break/>User selects the file from its path drop down menu.</text:span><text:span text:style-name="T4"><text:line-break/><text:s text:c="2"/>Exception: Invalid file create a window for the user to OK.</text:span><text:span text:style-name="T5"><text:line-break/>Loads the file and displays the list of books and additional details.<text:s/></text:span><text:span text:style-name="T6"><text:line-break/></text:span><text:span text:style-name="T7"><text:line-break/></text:span><text:span text:style-name="T8">Use Case:<text:s/></text:span><text:span text:style-name="T9">Add Book</text:span><text:span text:style-name="T10"><text:line-break/></text:span><text:span text:style-name="T11">User clicks the button add book.</text:span><text:span text:style-name="T12"><text:line-break/>The view is updated and a submenu appears.</text:span><text:span text:style-name="T13"><text:line-break/>Repeat: User select specific details that he or she wants implemented.</text:span><text:span text:style-name="T14"><text:line-break/><text:s text:c="15"/>The view is updated if necessary.<text:s/></text:span><text:span text:style-name="T15"><text:line-break/><text:s text:c="15"/>Exceptions: The user enter invalid input and an error window appears that the user needs to</text:span><text:span text:style-name="T16"><text:line-break/><text:s text:c="15"/>confirm.</text:span></text:p>
      <text:p text:style-name="P17">The user selects<text:s/>“Save Book”<text:s/>the current data is sent into the model and the fields are cleared.<text:s/><text:line-break/>The model saves the book.<text:s/></text:p>
      <text:p text:style-name="Normal"><text:span text:style-name="T18">Use Case:<text:s/></text:span><text:span text:style-name="T19">Search Book</text:span><text:span text:style-name="T20"><text:line-break/></text:span><text:span text:style-name="T21">User clicks the search button.</text:span><text:span text:style-name="T22"><text:line-break/>The view is updated and a submenu appears.</text:span><text:span text:style-name="T23"><text:line-break/>Repeat: User select specific details that he or she wants to search on.</text:span><text:span text:style-name="T24"><text:line-break/><text:s text:c="15"/>The view is updated if necessary.<text:s/></text:span><text:span text:style-name="T25"><text:line-break/>User presses<text:s/></text:span><text:span text:style-name="T26">“</text:span><text:span text:style-name="T27">Search Button</text:span><text:span text:style-name="T28">”</text:span><text:span text:style-name="T29"><text:s/></text:span><text:span text:style-name="T30"><text:line-break/>The view is updated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905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sv" style:country-asian="SE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iago Redaelli</meta:initial-creator>
    <dc:creator>Tiago Redaelli</dc:creator>
    <meta:creation-date>2016-10-11T15:38:00Z</meta:creation-date>
    <dc:date>2016-10-11T16:14:00Z</dc:date>
    <meta:template xlink:href="Normal.dotm" xlink:type="simple"/>
    <meta:editing-cycles>2</meta:editing-cycles>
    <meta:editing-duration>PT2160S</meta:editing-duration>
    <meta:document-statistic meta:page-count="1" meta:paragraph-count="1" meta:word-count="151" meta:character-count="952" meta:row-count="6" meta:non-whitespace-character-count="802"/>
  </office:meta>
</office:document-meta>
</file>